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Midi</text:p>
          </table:table-cell>
          <table:table-cell table:style-name="ce1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La (A0)</text:p>
          </table:table-cell>
          <table:table-cell office:value-type="float" office:value="27.5" calcext:value-type="float">
            <text:p>27,5</text:p>
          </table:table-cell>
          <table:table-cell table:formula="of:=ROUND(12*LOG([.B2]/440;2)+69;0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 (B0)</text:p>
          </table:table-cell>
          <table:table-cell office:value-type="float" office:value="29.135" calcext:value-type="float">
            <text:p>29,135</text:p>
          </table:table-cell>
          <table:table-cell table:formula="of:=ROUND(12*LOG([.B3]/440;2)+69;0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 (A1)</text:p>
          </table:table-cell>
          <table:table-cell office:value-type="float" office:value="55" calcext:value-type="float">
            <text:p>55</text:p>
          </table:table-cell>
          <table:table-cell table:formula="of:=ROUND(12*LOG([.B4]/440;2)+69;0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a (A2)</text:p>
          </table:table-cell>
          <table:table-cell office:value-type="float" office:value="110" calcext:value-type="float">
            <text:p>110</text:p>
          </table:table-cell>
          <table:table-cell table:formula="of:=ROUND(12*LOG([.B5]/440;2)+69;0)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 (A3)</text:p>
          </table:table-cell>
          <table:table-cell office:value-type="float" office:value="220" calcext:value-type="float">
            <text:p>220</text:p>
          </table:table-cell>
          <table:table-cell table:formula="of:=ROUND(12*LOG([.B6]/440;2)+69;0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 (A4)</text:p>
          </table:table-cell>
          <table:table-cell office:value-type="float" office:value="440" calcext:value-type="float">
            <text:p>440</text:p>
          </table:table-cell>
          <table:table-cell table:formula="of:=ROUND(12*LOG([.B7]/440;2)+69;0)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a (A5)</text:p>
          </table:table-cell>
          <table:table-cell office:value-type="float" office:value="880" calcext:value-type="float">
            <text:p>880</text:p>
          </table:table-cell>
          <table:table-cell table:formula="of:=ROUND(12*LOG([.B8]/440;2)+69;0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a (A6)</text:p>
          </table:table-cell>
          <table:table-cell office:value-type="float" office:value="1760" calcext:value-type="float">
            <text:p>1760</text:p>
          </table:table-cell>
          <table:table-cell table:formula="of:=ROUND(12*LOG([.B9]/440;2)+69;0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24:45.118674356</meta:creation-date>
    <dc:date>2018-08-01T15:03:39.272325805</dc:date>
    <meta:editing-duration>PT7M53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